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413cm"/>
    </style:style>
    <style:style style:name="co3" style:family="table-column">
      <style:table-column-properties fo:break-before="auto" style:column-width="2.746cm"/>
    </style:style>
    <style:style style:name="co4" style:family="table-column">
      <style:table-column-properties fo:break-before="auto" style:column-width="14.18cm"/>
    </style:style>
    <style:style style:name="co5" style:family="table-column">
      <style:table-column-properties fo:break-before="auto" style:column-width="4.688cm"/>
    </style:style>
    <style:style style:name="co6" style:family="table-column">
      <style:table-column-properties fo:break-before="auto" style:column-width="4.355cm"/>
    </style:style>
    <style:style style:name="co7" style:family="table-column">
      <style:table-column-properties fo:break-before="auto" style:column-width="4.329cm"/>
    </style:style>
    <style:style style:name="ro1" style:family="table-row">
      <style:table-row-properties style:row-height="0.453cm" fo:break-before="auto" style:use-optimal-row-height="true"/>
    </style:style>
    <style:style style:name="ro2" style:family="table-row">
      <style:table-row-properties style:row-height="0.446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data-style-name="N37">
      <style:table-cell-properties style:text-align-source="fix" style:repeat-content="false"/>
      <style:paragraph-properties fo:text-align="center" fo:margin-left="0cm"/>
    </style:style>
    <style:style style:name="ce3" style:family="table-cell" style:parent-style-name="Default" style:data-style-name="N0">
      <style:table-cell-properties style:text-align-source="fix" style:repeat-content="false"/>
      <style:paragraph-properties fo:text-align="center" fo:margin-left="0cm"/>
    </style:style>
    <style:style style:name="ce4" style:family="table-cell" style:parent-style-name="Default">
      <style:text-properties fo:font-style="italic" style:text-underline-style="none" style:font-style-asian="italic" style:font-style-complex="italic"/>
    </style:style>
    <style:style style:name="ce5" style:family="table-cell" style:parent-style-name="Default">
      <style:text-properties style:text-underline-style="solid" style:text-underline-width="auto" style:text-underline-color="font-color"/>
    </style:style>
    <style:style style:name="ce6" style:family="table-cell" style:parent-style-name="Default">
      <style:text-properties fo:font-weight="bold" style:font-weight-asian="bold" style:font-weight-complex="bold"/>
    </style:style>
    <style:style style:name="ce7" style:family="table-cell" style:parent-style-name="Default">
      <style:text-properties fo:font-style="italic" style:font-style-asian="italic" style:font-style-complex="italic"/>
    </style:style>
  </office:automatic-styles>
  <office:body>
    <office:spreadsheet>
      <table:table table:name="Sheet1" table:style-name="ta1" table:print="false">
        <office:forms form:automatic-focus="false" form:apply-design-mode="false">
          <form:form form:name="Formulario" form:apply-filter="true" form:command-type="table" form:control-implementation="ooo:com.sun.star.form.component.Form" office:target-frame="" xlink:href="" xlink:type="simple"/>
        </office:forms>
        <table:table-column table:style-name="co1" table:default-cell-style-name="ce2"/>
        <table:table-column table:style-name="co1" table:default-cell-style-name="ce1"/>
        <table:table-column table:style-name="co2" table:default-cell-style-name="ce1"/>
        <table:table-column table:style-name="co3" table:default-cell-style-name="ce1"/>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style-name="Default" office:value-type="string">
            <text:p>Fecha</text:p>
          </table:table-cell>
          <table:table-cell table:style-name="Default" office:value-type="string">
            <text:p>Tiempo(h)</text:p>
          </table:table-cell>
          <table:table-cell table:style-name="Default" office:value-type="string">
            <text:p>Categoria</text:p>
          </table:table-cell>
          <table:table-cell table:style-name="Default" office:value-type="string">
            <text:p>Sub-Categoria</text:p>
          </table:table-cell>
          <table:table-cell office:value-type="string">
            <text:p>Descripción</text:p>
          </table:table-cell>
          <table:table-cell table:style-name="ce1" office:value-type="string" table:number-columns-spanned="3" table:number-rows-spanned="1">
            <text:p>Recursos extra</text:p>
          </table:table-cell>
          <table:covered-table-cell table:number-columns-repeated="2"/>
        </table:table-row>
        <table:table-row table:style-name="ro1">
          <table:table-cell table:style-name="ce1"/>
          <table:table-cell table:formula="of:=SUM([.B3:.B601])" office:value-type="float" office:value="356.5">
            <text:p>356,5</text:p>
          </table:table-cell>
          <table:table-cell table:number-columns-repeated="6"/>
        </table:table-row>
        <table:table-row table:style-name="ro1">
          <table:table-cell office:value-type="date" office:date-value="2021-09-28">
            <text:p>28/09/21</text:p>
          </table:table-cell>
          <table:table-cell office:value-type="float" office:value="2">
            <text:p>2</text:p>
          </table:table-cell>
          <table:table-cell office:value-type="string">
            <text:p>Investigación</text:p>
          </table:table-cell>
          <table:table-cell office:value-type="string">
            <text:p>Fourier</text:p>
          </table:table-cell>
          <table:table-cell office:value-type="string">
            <text:p>Video de programación de la transformada de fourier en pyton</text:p>
          </table:table-cell>
          <table:table-cell table:number-columns-repeated="3"/>
        </table:table-row>
        <table:table-row table:style-name="ro1">
          <table:table-cell office:value-type="date" office:date-value="2021-10-02">
            <text:p>02/10/21</text:p>
          </table:table-cell>
          <table:table-cell office:value-type="float" office:value="1">
            <text:p>1</text:p>
          </table:table-cell>
          <table:table-cell office:value-type="string">
            <text:p>Investigación</text:p>
          </table:table-cell>
          <table:table-cell office:value-type="string">
            <text:p>Visibility Graph</text:p>
          </table:table-cell>
          <table:table-cell office:value-type="string">
            <text:p>Leer articulo</text:p>
          </table:table-cell>
          <table:table-cell table:number-columns-repeated="3"/>
        </table:table-row>
        <table:table-row table:style-name="ro1">
          <table:table-cell office:value-type="date" office:date-value="2021-10-02">
            <text:p>02/10/21</text:p>
          </table:table-cell>
          <table:table-cell office:value-type="float" office:value="2">
            <text:p>2</text:p>
          </table:table-cell>
          <table:table-cell office:value-type="string">
            <text:p>Programación</text:p>
          </table:table-cell>
          <table:table-cell office:value-type="string">
            <text:p>Ondas</text:p>
          </table:table-cell>
          <table:table-cell office:value-type="string">
            <text:p>Creación de las primeras ondas</text:p>
          </table:table-cell>
          <table:table-cell table:number-columns-repeated="3"/>
        </table:table-row>
        <table:table-row table:style-name="ro1">
          <table:table-cell office:value-type="date" office:date-value="2021-10-03">
            <text:p>03/10/21</text:p>
          </table:table-cell>
          <table:table-cell office:value-type="float" office:value="1">
            <text:p>1</text:p>
          </table:table-cell>
          <table:table-cell office:value-type="string">
            <text:p>Programación</text:p>
          </table:table-cell>
          <table:table-cell office:value-type="string">
            <text:p>Ondas</text:p>
          </table:table-cell>
          <table:table-cell office:value-type="string">
            <text:p>Clases SimpleWave y ComplexWave creadas, Inicio aleatorio de n ondas</text:p>
          </table:table-cell>
          <table:table-cell table:number-columns-repeated="3"/>
        </table:table-row>
        <table:table-row table:style-name="ro1">
          <table:table-cell office:value-type="date" office:date-value="2021-10-04">
            <text:p>04/10/21</text:p>
          </table:table-cell>
          <table:table-cell table:style-name="ce3" office:value-type="float" office:value="4">
            <text:p>4</text:p>
          </table:table-cell>
          <table:table-cell office:value-type="string">
            <text:p>Programación</text:p>
          </table:table-cell>
          <table:table-cell office:value-type="string">
            <text:p>Fourier</text:p>
          </table:table-cell>
          <table:table-cell office:value-type="string">
            <text:p>A partir de una ComplexWave sacar su transformada de fourier en un dominio de frecuencias</text:p>
          </table:table-cell>
          <table:table-cell table:number-columns-repeated="3"/>
        </table:table-row>
        <table:table-row table:style-name="ro1">
          <table:table-cell office:value-type="date" office:date-value="2021-10-05">
            <text:p>05/10/21</text:p>
          </table:table-cell>
          <table:table-cell office:value-type="float" office:value="5">
            <text:p>5</text:p>
          </table:table-cell>
          <table:table-cell office:value-type="string">
            <text:p>Programación</text:p>
          </table:table-cell>
          <table:table-cell office:value-type="string">
            <text:p>Grafo</text:p>
          </table:table-cell>
          <table:table-cell office:value-type="string">
            <text:p>Creación de grafo de visibilidad a partir de la trasformada de fourier en frecuencias</text:p>
          </table:table-cell>
          <table:table-cell table:number-columns-repeated="3"/>
        </table:table-row>
        <table:table-row table:style-name="ro1">
          <table:table-cell office:value-type="date" office:date-value="2021-10-06">
            <text:p>06/10/21</text:p>
          </table:table-cell>
          <table:table-cell office:value-type="float" office:value="3">
            <text:p>3</text:p>
          </table:table-cell>
          <table:table-cell office:value-type="string">
            <text:p>Programación</text:p>
          </table:table-cell>
          <table:table-cell office:value-type="string">
            <text:p>Grafo</text:p>
          </table:table-cell>
          <table:table-cell office:value-type="string">
            <text:p>Encapsular en VisibilityGraph y representaciones visuales</text:p>
          </table:table-cell>
          <table:table-cell table:number-columns-repeated="3"/>
        </table:table-row>
        <table:table-row table:style-name="ro1">
          <table:table-cell office:value-type="date" office:date-value="2021-10-16">
            <text:p>16/10/21</text:p>
          </table:table-cell>
          <table:table-cell office:value-type="float" office:value="3">
            <text:p>3</text:p>
          </table:table-cell>
          <table:table-cell office:value-type="string">
            <text:p>Programación</text:p>
          </table:table-cell>
          <table:table-cell office:value-type="string">
            <text:p>Grafo</text:p>
          </table:table-cell>
          <table:table-cell office:value-type="string">
            <text:p>Optimización de codigo y mejora de las representaciones visuales</text:p>
          </table:table-cell>
          <table:table-cell table:number-columns-repeated="3"/>
        </table:table-row>
        <table:table-row table:style-name="ro1">
          <table:table-cell office:value-type="date" office:date-value="2021-10-17">
            <text:p>17/10/21</text:p>
          </table:table-cell>
          <table:table-cell office:value-type="float" office:value="2">
            <text:p>2</text:p>
          </table:table-cell>
          <table:table-cell office:value-type="string">
            <text:p>Programación</text:p>
          </table:table-cell>
          <table:table-cell office:value-type="string">
            <text:p>Grafo</text:p>
          </table:table-cell>
          <table:table-cell office:value-type="string">
            <text:p>Realicion visual entre el grafo y la transformada de fourier mediante el grado de los nodos</text:p>
          </table:table-cell>
          <table:table-cell table:number-columns-repeated="3"/>
        </table:table-row>
        <table:table-row table:style-name="ro1">
          <table:table-cell office:value-type="date" office:date-value="2021-10-17">
            <text:p>17/10/21</text:p>
          </table:table-cell>
          <table:table-cell office:value-type="float" office:value="2">
            <text:p>2</text:p>
          </table:table-cell>
          <table:table-cell office:value-type="string">
            <text:p>Memoria</text:p>
          </table:table-cell>
          <table:table-cell office:value-type="string">
            <text:p>Definiciones</text:p>
          </table:table-cell>
          <table:table-cell office:value-type="string">
            <text:p>Inicio de la memoria ya algunas definiciones</text:p>
          </table:table-cell>
          <table:table-cell table:number-columns-repeated="3"/>
        </table:table-row>
        <table:table-row table:style-name="ro1">
          <table:table-cell office:value-type="date" office:date-value="2021-10-19">
            <text:p>19/10/21</text:p>
          </table:table-cell>
          <table:table-cell office:value-type="float" office:value="2">
            <text:p>2</text:p>
          </table:table-cell>
          <table:table-cell office:value-type="string">
            <text:p>Investigación</text:p>
          </table:table-cell>
          <table:table-cell office:value-type="string">
            <text:p>K-mean</text:p>
          </table:table-cell>
          <table:table-cell office:value-type="string">
            <text:p>Leer articulo</text:p>
          </table:table-cell>
          <table:table-cell table:number-columns-repeated="3"/>
        </table:table-row>
        <table:table-row table:style-name="ro1">
          <table:table-cell office:value-type="date" office:date-value="2021-10-20">
            <text:p>20/10/21</text:p>
          </table:table-cell>
          <table:table-cell office:value-type="float" office:value="6">
            <text:p>6</text:p>
          </table:table-cell>
          <table:table-cell office:value-type="string">
            <text:p>Programación</text:p>
          </table:table-cell>
          <table:table-cell office:value-type="string">
            <text:p>Input</text:p>
          </table:table-cell>
          <table:table-cell office:value-type="string">
            <text:p>Recoleción de data mediante un drive grafico a traves de Yahoo finances a fichero</text:p>
          </table:table-cell>
          <table:table-cell table:style-name="ce4"/>
          <table:table-cell table:style-name="ce6" table:number-columns-repeated="2"/>
        </table:table-row>
        <table:table-row table:style-name="ro1">
          <table:table-cell office:value-type="date" office:date-value="2021-10-20">
            <text:p>20/10/21</text:p>
          </table:table-cell>
          <table:table-cell office:value-type="float" office:value="1">
            <text:p>1</text:p>
          </table:table-cell>
          <table:table-cell office:value-type="string">
            <text:p>Organización</text:p>
          </table:table-cell>
          <table:table-cell office:value-type="string">
            <text:p>Office</text:p>
          </table:table-cell>
          <table:table-cell office:value-type="string">
            <text:p>Ordenar tiempo de trabajo</text:p>
          </table:table-cell>
          <table:table-cell table:number-columns-repeated="3"/>
        </table:table-row>
        <table:table-row table:style-name="ro1">
          <table:table-cell office:value-type="date" office:date-value="2021-10-21">
            <text:p>21/10/21</text:p>
          </table:table-cell>
          <table:table-cell office:value-type="float" office:value="5">
            <text:p>5</text:p>
          </table:table-cell>
          <table:table-cell office:value-type="string">
            <text:p>Programación</text:p>
          </table:table-cell>
          <table:table-cell office:value-type="string">
            <text:p>Input</text:p>
          </table:table-cell>
          <table:table-cell office:value-type="string">
            <text:p>Nuevo aproach con API, complexwave ya recive los datos, posible ERROR Fourier</text:p>
          </table:table-cell>
          <table:table-cell table:style-name="ce5"/>
          <table:table-cell table:number-columns-repeated="2"/>
        </table:table-row>
        <table:table-row table:style-name="ro1">
          <table:table-cell office:value-type="date" office:date-value="2021-10-22">
            <text:p>22/10/21</text:p>
          </table:table-cell>
          <table:table-cell office:value-type="float" office:value="4">
            <text:p>4</text:p>
          </table:table-cell>
          <table:table-cell office:value-type="string">
            <text:p>Investigación</text:p>
          </table:table-cell>
          <table:table-cell office:value-type="string">
            <text:p>K-mean</text:p>
          </table:table-cell>
          <table:table-cell office:value-type="string">
            <text:p>Articulo k-means Concepto de wavelet muy interesante</text:p>
          </table:table-cell>
          <table:table-cell table:style-name="ce6"/>
          <table:table-cell table:number-columns-repeated="2"/>
        </table:table-row>
        <table:table-row table:style-name="ro1">
          <table:table-cell office:value-type="date" office:date-value="2021-10-22">
            <text:p>22/10/21</text:p>
          </table:table-cell>
          <table:table-cell office:value-type="float" office:value="1">
            <text:p>1</text:p>
          </table:table-cell>
          <table:table-cell office:value-type="string">
            <text:p>Organización</text:p>
          </table:table-cell>
          <table:table-cell office:value-type="string">
            <text:p>E-mail</text:p>
          </table:table-cell>
          <table:table-cell office:value-type="string">
            <text:p>Exponer los datos en un correo a Regino</text:p>
          </table:table-cell>
          <table:table-cell/>
          <table:table-cell table:style-name="ce6"/>
          <table:table-cell/>
        </table:table-row>
        <table:table-row table:style-name="ro1">
          <table:table-cell office:value-type="date" office:date-value="2021-10-23">
            <text:p>23/10/21</text:p>
          </table:table-cell>
          <table:table-cell office:value-type="float" office:value="8">
            <text:p>8</text:p>
          </table:table-cell>
          <table:table-cell office:value-type="string">
            <text:p>Programación</text:p>
          </table:table-cell>
          <table:table-cell office:value-type="string">
            <text:p>K-mean</text:p>
          </table:table-cell>
          <table:table-cell office:value-type="string">
            <text:p>K-mean funcional, con distancia euclidea e inicializacion de centros simple</text:p>
          </table:table-cell>
          <table:table-cell table:style-name="ce7"/>
          <table:table-cell table:style-name="ce6" table:number-columns-repeated="2"/>
        </table:table-row>
        <table:table-row table:style-name="ro1">
          <table:table-cell office:value-type="date" office:date-value="2021-10-24">
            <text:p>24/10/21</text:p>
          </table:table-cell>
          <table:table-cell office:value-type="float" office:value="8">
            <text:p>8</text:p>
          </table:table-cell>
          <table:table-cell office:value-type="string">
            <text:p>Programación</text:p>
          </table:table-cell>
          <table:table-cell office:value-type="string">
            <text:p>K-mean</text:p>
          </table:table-cell>
          <table:table-cell office:value-type="string">
            <text:p>Encapsulacion/Debuging/Pasar a fit diccionary para saber cual es cada onda</text:p>
          </table:table-cell>
          <table:table-cell table:style-name="ce5"/>
          <table:table-cell table:style-name="ce6"/>
          <table:table-cell/>
        </table:table-row>
        <table:table-row table:style-name="ro2">
          <table:table-cell office:value-type="date" office:date-value="2021-10-26">
            <text:p>26/10/21</text:p>
          </table:table-cell>
          <table:table-cell office:value-type="float" office:value="4">
            <text:p>4</text:p>
          </table:table-cell>
          <table:table-cell office:value-type="string">
            <text:p>Investigación</text:p>
          </table:table-cell>
          <table:table-cell office:value-type="string">
            <text:p>Distacias</text:p>
          </table:table-cell>
          <table:table-cell office:value-type="string">
            <text:p>Posibles distancias sobre grafos nº paso / peso , en Dn dsitancias euclideas y similares</text:p>
          </table:table-cell>
          <table:table-cell table:style-name="ce7"/>
          <table:table-cell table:number-columns-repeated="2"/>
        </table:table-row>
        <table:table-row table:style-name="ro2">
          <table:table-cell office:value-type="date" office:date-value="2021-11-06">
            <text:p>06/11/21</text:p>
          </table:table-cell>
          <table:table-cell office:value-type="float" office:value="4">
            <text:p>4</text:p>
          </table:table-cell>
          <table:table-cell office:value-type="string">
            <text:p>Investigación</text:p>
          </table:table-cell>
          <table:table-cell office:value-type="string">
            <text:p>Volatilidad</text:p>
          </table:table-cell>
          <table:table-cell office:value-type="string">
            <text:p>Se puede hacer sobre los datos diarios, necesito guardar los high low diarios</text:p>
          </table:table-cell>
          <table:table-cell/>
          <table:table-cell table:style-name="ce6"/>
          <table:table-cell/>
        </table:table-row>
        <table:table-row table:style-name="ro2">
          <table:table-cell office:value-type="date" office:date-value="2021-11-06">
            <text:p>06/11/21</text:p>
          </table:table-cell>
          <table:table-cell office:value-type="float" office:value="6">
            <text:p>6</text:p>
          </table:table-cell>
          <table:table-cell office:value-type="string">
            <text:p>Programación</text:p>
          </table:table-cell>
          <table:table-cell office:value-type="string">
            <text:p>Stock Class</text:p>
          </table:table-cell>
          <table:table-cell office:value-type="string">
            <text:p>Clase creada y gestion y organización del codigo</text:p>
          </table:table-cell>
          <table:table-cell table:number-columns-repeated="3"/>
        </table:table-row>
        <table:table-row table:style-name="ro2">
          <table:table-cell office:value-type="date" office:date-value="2021-11-21">
            <text:p>21/11/21</text:p>
          </table:table-cell>
          <table:table-cell office:value-type="float" office:value="4">
            <text:p>4</text:p>
          </table:table-cell>
          <table:table-cell office:value-type="string">
            <text:p>Investigación</text:p>
          </table:table-cell>
          <table:table-cell office:value-type="string">
            <text:p>Wavelete</text:p>
          </table:table-cell>
          <table:table-cell office:value-type="string">
            <text:p>https://www.youtube.com/watch?v=F_QvT_8kOfc</text:p>
          </table:table-cell>
          <table:table-cell table:number-columns-repeated="3"/>
        </table:table-row>
        <table:table-row table:style-name="ro2">
          <table:table-cell office:value-type="date" office:date-value="2021-12-18">
            <text:p>18/12/21</text:p>
          </table:table-cell>
          <table:table-cell office:value-type="float" office:value="6">
            <text:p>6</text:p>
          </table:table-cell>
          <table:table-cell office:value-type="string">
            <text:p>Organización</text:p>
          </table:table-cell>
          <table:table-cell office:value-type="string">
            <text:p>Refactorizar</text:p>
          </table:table-cell>
          <table:table-cell office:value-type="string">
            <text:p>Reestructurar las clases, principlamente declarando las variables al principio</text:p>
          </table:table-cell>
          <table:table-cell table:number-columns-repeated="3"/>
        </table:table-row>
        <table:table-row table:style-name="ro2">
          <table:table-cell office:value-type="date" office:date-value="2022-01-27">
            <text:p>27/01/22</text:p>
          </table:table-cell>
          <table:table-cell office:value-type="float" office:value="6">
            <text:p>6</text:p>
          </table:table-cell>
          <table:table-cell office:value-type="string">
            <text:p>Organización</text:p>
          </table:table-cell>
          <table:table-cell office:value-type="string">
            <text:p>Trello</text:p>
          </table:table-cell>
          <table:table-cell office:value-type="string">
            <text:p>Creación tablero trello, reestructuracion exel, planificacion tests</text:p>
          </table:table-cell>
          <table:table-cell office:value-type="string">
            <text:p><text:a xlink:href="../TFG/DataExel/Tablero%20Trello%20Creado.PNG">Tablero Trello</text:a></text:p>
          </table:table-cell>
          <table:table-cell table:number-columns-repeated="2"/>
        </table:table-row>
        <table:table-row table:style-name="ro2">
          <table:table-cell office:value-type="date" office:date-value="2022-02-11">
            <text:p>11/02/22</text:p>
          </table:table-cell>
          <table:table-cell office:value-type="float" office:value="4">
            <text:p>4</text:p>
          </table:table-cell>
          <table:table-cell office:value-type="string">
            <text:p>Organización</text:p>
          </table:table-cell>
          <table:table-cell office:value-type="string">
            <text:p>Proyecto</text:p>
          </table:table-cell>
          <table:table-cell office:value-type="string">
            <text:p>Organizacion del codigo en un proyecto estructurado de forma adecuada</text:p>
          </table:table-cell>
          <table:table-cell table:number-columns-repeated="3"/>
        </table:table-row>
        <table:table-row table:style-name="ro2">
          <table:table-cell office:value-type="date" office:date-value="2022-02-11">
            <text:p>11/02/22</text:p>
          </table:table-cell>
          <table:table-cell office:value-type="float" office:value="3">
            <text:p>3</text:p>
          </table:table-cell>
          <table:table-cell office:value-type="string">
            <text:p>Investigación</text:p>
          </table:table-cell>
          <table:table-cell office:value-type="string">
            <text:p>Tests</text:p>
          </table:table-cell>
          <table:table-cell office:value-type="string">
            <text:p>Aprender a hacer tests en pyton y primer test sobre SimpleWave</text:p>
          </table:table-cell>
          <table:table-cell table:number-columns-repeated="3"/>
        </table:table-row>
        <table:table-row table:style-name="ro2">
          <table:table-cell office:value-type="date" office:date-value="2022-02-12">
            <text:p>12/02/22</text:p>
          </table:table-cell>
          <table:table-cell office:value-type="float" office:value="4">
            <text:p>4</text:p>
          </table:table-cell>
          <table:table-cell office:value-type="string">
            <text:p>Organización</text:p>
          </table:table-cell>
          <table:table-cell office:value-type="string">
            <text:p>Refactorizar</text:p>
          </table:table-cell>
          <table:table-cell office:value-type="string">
            <text:p>Refactorizar clase complex wave dividiendola en fourier random wave y db wave</text:p>
          </table:table-cell>
          <table:table-cell table:number-columns-repeated="3"/>
        </table:table-row>
        <table:table-row table:style-name="ro2">
          <table:table-cell office:value-type="date" office:date-value="2022-02-12">
            <text:p>12/02/22</text:p>
          </table:table-cell>
          <table:table-cell office:value-type="float" office:value="3">
            <text:p>3</text:p>
          </table:table-cell>
          <table:table-cell office:value-type="string">
            <text:p>Programación</text:p>
          </table:table-cell>
          <table:table-cell office:value-type="string">
            <text:p>Wavelete</text:p>
          </table:table-cell>
          <table:table-cell office:value-type="string">
            <text:p>Implementada una clase wavelete y arreglados los tests por problemas de imports</text:p>
          </table:table-cell>
          <table:table-cell table:number-columns-repeated="3"/>
        </table:table-row>
        <table:table-row table:style-name="ro2">
          <table:table-cell office:value-type="date" office:date-value="2022-02-14">
            <text:p>14/02/22</text:p>
          </table:table-cell>
          <table:table-cell office:value-type="float" office:value="3">
            <text:p>3</text:p>
          </table:table-cell>
          <table:table-cell office:value-type="string">
            <text:p>Programación</text:p>
          </table:table-cell>
          <table:table-cell office:value-type="string">
            <text:p>K-mean</text:p>
          </table:table-cell>
          <table:table-cell office:value-type="string">
            <text:p>Implementar visualización de los boxes del k-means</text:p>
          </table:table-cell>
          <table:table-cell table:number-columns-repeated="3"/>
        </table:table-row>
        <table:table-row table:style-name="ro2">
          <table:table-cell office:value-type="date" office:date-value="2022-02-15">
            <text:p>15/02/22</text:p>
          </table:table-cell>
          <table:table-cell office:value-type="float" office:value="1">
            <text:p>1</text:p>
          </table:table-cell>
          <table:table-cell office:value-type="string">
            <text:p>Organización</text:p>
          </table:table-cell>
          <table:table-cell office:value-type="string">
            <text:p>Refactorizar</text:p>
          </table:table-cell>
          <table:table-cell office:value-type="string">
            <text:p>K-mean ahora trabaja dentro con el objeto ComplexWave en vez de su array de valores</text:p>
          </table:table-cell>
          <table:table-cell table:number-columns-repeated="3"/>
        </table:table-row>
        <table:table-row table:style-name="ro2">
          <table:table-cell office:value-type="date" office:date-value="2022-02-15">
            <text:p>15/02/22</text:p>
          </table:table-cell>
          <table:table-cell table:style-name="ce3" office:value-type="float" office:value="2.5">
            <text:p>2,5</text:p>
          </table:table-cell>
          <table:table-cell office:value-type="string">
            <text:p>Programación</text:p>
          </table:table-cell>
          <table:table-cell office:value-type="string">
            <text:p>K-mean</text:p>
          </table:table-cell>
          <table:table-cell office:value-type="string">
            <text:p>Generalizacion del metodo fit y herencia a nuevas distancias</text:p>
          </table:table-cell>
          <table:table-cell table:number-columns-repeated="3"/>
        </table:table-row>
        <table:table-row table:style-name="ro2">
          <table:table-cell office:value-type="date" office:date-value="2022-02-16">
            <text:p>16/02/22</text:p>
          </table:table-cell>
          <table:table-cell office:value-type="float" office:value="1">
            <text:p>1</text:p>
          </table:table-cell>
          <table:table-cell office:value-type="string">
            <text:p>Investigación</text:p>
          </table:table-cell>
          <table:table-cell office:value-type="string">
            <text:p>Betweenness</text:p>
          </table:table-cell>
          <table:table-cell office:value-type="string">
            <text:p>Investigacion sobre los tipos de centralidades y como implementar betweenness</text:p>
          </table:table-cell>
          <table:table-cell table:number-columns-repeated="3"/>
        </table:table-row>
        <table:table-row table:style-name="ro2">
          <table:table-cell office:value-type="date" office:date-value="2022-02-16">
            <text:p>16/02/22</text:p>
          </table:table-cell>
          <table:table-cell office:value-type="float" office:value="2">
            <text:p>2</text:p>
          </table:table-cell>
          <table:table-cell office:value-type="string">
            <text:p>Programación</text:p>
          </table:table-cell>
          <table:table-cell office:value-type="string">
            <text:p>Betweenness</text:p>
          </table:table-cell>
          <table:table-cell office:value-type="string">
            <text:p>Inicio de implementación a mano betweenness, me he rendido y utilizo la libreria networkx, implementado el dibujar</text:p>
          </table:table-cell>
          <table:table-cell table:number-columns-repeated="3"/>
        </table:table-row>
        <table:table-row table:style-name="ro2">
          <table:table-cell office:value-type="date" office:date-value="2022-02-17">
            <text:p>17/02/22</text:p>
          </table:table-cell>
          <table:table-cell office:value-type="float" office:value="4">
            <text:p>4</text:p>
          </table:table-cell>
          <table:table-cell office:value-type="string">
            <text:p>Programación</text:p>
          </table:table-cell>
          <table:table-cell office:value-type="string">
            <text:p>K-mean</text:p>
          </table:table-cell>
          <table:table-cell office:value-type="string">
            <text:p>Spseudo K-means sobre grafo</text:p>
          </table:table-cell>
          <table:table-cell table:number-columns-repeated="3"/>
        </table:table-row>
        <table:table-row table:style-name="ro2">
          <table:table-cell office:value-type="date" office:date-value="2022-02-19">
            <text:p>19/02/22</text:p>
          </table:table-cell>
          <table:table-cell office:value-type="float" office:value="3">
            <text:p>3</text:p>
          </table:table-cell>
          <table:table-cell office:value-type="string">
            <text:p>Programación</text:p>
          </table:table-cell>
          <table:table-cell office:value-type="string">
            <text:p>K-mean</text:p>
          </table:table-cell>
          <table:table-cell office:value-type="string">
            <text:p>Programar una k-means loop para definir una distancia entra ondas</text:p>
          </table:table-cell>
          <table:table-cell table:number-columns-repeated="3"/>
        </table:table-row>
        <table:table-row table:style-name="ro2">
          <table:table-cell office:value-type="date" office:date-value="2022-02-20">
            <text:p>20/02/22</text:p>
          </table:table-cell>
          <table:table-cell office:value-type="float" office:value="3">
            <text:p>3</text:p>
          </table:table-cell>
          <table:table-cell office:value-type="string">
            <text:p>Programación</text:p>
          </table:table-cell>
          <table:table-cell office:value-type="string">
            <text:p>Grafo Close</text:p>
          </table:table-cell>
          <table:table-cell office:value-type="string">
            <text:p>Programar cercania de ondas mediante distancia generica y k-means loop</text:p>
          </table:table-cell>
          <table:table-cell table:number-columns-repeated="3"/>
        </table:table-row>
        <table:table-row table:style-name="ro2">
          <table:table-cell office:value-type="date" office:date-value="2022-02-20">
            <text:p>20/02/22</text:p>
          </table:table-cell>
          <table:table-cell office:value-type="float" office:value="3">
            <text:p>3</text:p>
          </table:table-cell>
          <table:table-cell office:value-type="string">
            <text:p>Programación</text:p>
          </table:table-cell>
          <table:table-cell office:value-type="string">
            <text:p>Volatilidad</text:p>
          </table:table-cell>
          <table:table-cell office:value-type="string">
            <text:p>Implementada primera version Volatilidad de Parkinson</text:p>
          </table:table-cell>
          <table:table-cell table:number-columns-repeated="3"/>
        </table:table-row>
        <table:table-row table:style-name="ro2">
          <table:table-cell office:value-type="date" office:date-value="2022-02-21">
            <text:p>21/02/22</text:p>
          </table:table-cell>
          <table:table-cell office:value-type="float" office:value="8">
            <text:p>8</text:p>
          </table:table-cell>
          <table:table-cell office:value-type="string">
            <text:p>Programación</text:p>
          </table:table-cell>
          <table:table-cell office:value-type="string">
            <text:p>Precisión</text:p>
          </table:table-cell>
          <table:table-cell office:value-type="string">
            <text:p>Creada clase para compara precision de ondas tras hacer wavelete (85-99)?????</text:p>
          </table:table-cell>
          <table:table-cell table:number-columns-repeated="3"/>
        </table:table-row>
        <table:table-row table:style-name="ro2">
          <table:table-cell office:value-type="date" office:date-value="2022-02-22">
            <text:p>22/02/22</text:p>
          </table:table-cell>
          <table:table-cell office:value-type="float" office:value="3">
            <text:p>3</text:p>
          </table:table-cell>
          <table:table-cell office:value-type="string">
            <text:p>Fix</text:p>
          </table:table-cell>
          <table:table-cell office:value-type="string">
            <text:p>Precisión</text:p>
          </table:table-cell>
          <table:table-cell office:value-type="string">
            <text:p>(85-99) era erroneo el dato real es 96% despues del fix</text:p>
          </table:table-cell>
          <table:table-cell table:number-columns-repeated="3"/>
        </table:table-row>
        <table:table-row table:style-name="ro2">
          <table:table-cell office:value-type="date" office:date-value="2022-02-22">
            <text:p>22/02/22</text:p>
          </table:table-cell>
          <table:table-cell office:value-type="float" office:value="4">
            <text:p>4</text:p>
          </table:table-cell>
          <table:table-cell office:value-type="string">
            <text:p>Programación</text:p>
          </table:table-cell>
          <table:table-cell office:value-type="string">
            <text:p>Fourier</text:p>
          </table:table-cell>
          <table:table-cell office:value-type="string">
            <text:p>Compara precision de fourier con wavelete</text:p>
          </table:table-cell>
          <table:table-cell table:number-columns-repeated="3"/>
        </table:table-row>
        <table:table-row table:style-name="ro2">
          <table:table-cell office:value-type="date" office:date-value="2022-02-22">
            <text:p>22/02/22</text:p>
          </table:table-cell>
          <table:table-cell office:value-type="float" office:value="2">
            <text:p>2</text:p>
          </table:table-cell>
          <table:table-cell office:value-type="string">
            <text:p>Fix</text:p>
          </table:table-cell>
          <table:table-cell office:value-type="string">
            <text:p>Fourier</text:p>
          </table:table-cell>
          <table:table-cell office:value-type="string">
            <text:p>El porcentaje de error no se comporta bien con errores muy grandes</text:p>
          </table:table-cell>
          <table:table-cell table:number-columns-repeated="3"/>
        </table:table-row>
        <table:table-row table:style-name="ro2">
          <table:table-cell office:value-type="date" office:date-value="2022-02-23">
            <text:p>23/02/22</text:p>
          </table:table-cell>
          <table:table-cell office:value-type="float" office:value="4">
            <text:p>4</text:p>
          </table:table-cell>
          <table:table-cell office:value-type="string">
            <text:p>Memoria</text:p>
          </table:table-cell>
          <table:table-cell office:value-type="string">
            <text:p>Estructura</text:p>
          </table:table-cell>
          <table:table-cell office:value-type="string">
            <text:p>Limpieza de memoria y estrucutracion basada en las pautas de entrega del TFG</text:p>
          </table:table-cell>
          <table:table-cell table:number-columns-repeated="3"/>
        </table:table-row>
        <table:table-row table:style-name="ro2">
          <table:table-cell office:value-type="date" office:date-value="2022-02-24">
            <text:p>24/02/22</text:p>
          </table:table-cell>
          <table:table-cell office:value-type="float" office:value="2">
            <text:p>2</text:p>
          </table:table-cell>
          <table:table-cell office:value-type="string">
            <text:p>Memoria</text:p>
          </table:table-cell>
          <table:table-cell office:value-type="string">
            <text:p>Definiciones</text:p>
          </table:table-cell>
          <table:table-cell office:value-type="string">
            <text:p>K-means y centralidad</text:p>
          </table:table-cell>
          <table:table-cell table:number-columns-repeated="3"/>
        </table:table-row>
        <table:table-row table:style-name="ro2">
          <table:table-cell office:value-type="date" office:date-value="2022-02-25">
            <text:p>25/02/22</text:p>
          </table:table-cell>
          <table:table-cell office:value-type="float" office:value="2">
            <text:p>2</text:p>
          </table:table-cell>
          <table:table-cell office:value-type="string">
            <text:p>Memoria</text:p>
          </table:table-cell>
          <table:table-cell office:value-type="string">
            <text:p>Definiciones</text:p>
          </table:table-cell>
          <table:table-cell office:value-type="string">
            <text:p>Distancias y Pseudodistancias</text:p>
          </table:table-cell>
          <table:table-cell table:number-columns-repeated="3"/>
        </table:table-row>
        <table:table-row table:style-name="ro2">
          <table:table-cell office:value-type="date" office:date-value="2022-02-26">
            <text:p>26/02/22</text:p>
          </table:table-cell>
          <table:table-cell office:value-type="float" office:value="4">
            <text:p>4</text:p>
          </table:table-cell>
          <table:table-cell office:value-type="string">
            <text:p>Organización</text:p>
          </table:table-cell>
          <table:table-cell office:value-type="string">
            <text:p>Tests</text:p>
          </table:table-cell>
          <table:table-cell office:value-type="string">
            <text:p>Instalar ejecutor de test unitarios integrado en spyder roto</text:p>
          </table:table-cell>
          <table:table-cell table:number-columns-repeated="3"/>
        </table:table-row>
        <table:table-row table:style-name="ro2">
          <table:table-cell office:value-type="date" office:date-value="2022-02-26">
            <text:p>26/02/22</text:p>
          </table:table-cell>
          <table:table-cell office:value-type="float" office:value="7">
            <text:p>7</text:p>
          </table:table-cell>
          <table:table-cell office:value-type="string">
            <text:p>Fix</text:p>
          </table:table-cell>
          <table:table-cell office:value-type="string">
            <text:p>Entorno Desarr</text:p>
          </table:table-cell>
          <table:table-cell office:value-type="string">
            <text:p>Actualizacion de spyder genera problemas de anaconda ya solucionado</text:p>
          </table:table-cell>
          <table:table-cell table:number-columns-repeated="3"/>
        </table:table-row>
        <table:table-row table:style-name="ro2">
          <table:table-cell office:value-type="date" office:date-value="2022-02-28">
            <text:p>28/02/22</text:p>
          </table:table-cell>
          <table:table-cell office:value-type="float" office:value="4">
            <text:p>4</text:p>
          </table:table-cell>
          <table:table-cell office:value-type="string">
            <text:p>Investigación</text:p>
          </table:table-cell>
          <table:table-cell office:value-type="string">
            <text:p>AI</text:p>
          </table:table-cell>
          <table:table-cell office:value-type="string">
            <text:p>Investigar metodos de aprendizaje con ondas como input</text:p>
          </table:table-cell>
          <table:table-cell table:number-columns-repeated="3"/>
        </table:table-row>
        <table:table-row table:style-name="ro2">
          <table:table-cell office:value-type="date" office:date-value="2022-03-03">
            <text:p>03/03/22</text:p>
          </table:table-cell>
          <table:table-cell office:value-type="float" office:value="2">
            <text:p>2</text:p>
          </table:table-cell>
          <table:table-cell office:value-type="string">
            <text:p>Investigación</text:p>
          </table:table-cell>
          <table:table-cell office:value-type="string">
            <text:p>Clusters</text:p>
          </table:table-cell>
          <table:table-cell office:value-type="string">
            <text:p>Regino</text:p>
          </table:table-cell>
          <table:table-cell table:number-columns-repeated="3"/>
        </table:table-row>
        <table:table-row table:style-name="ro2">
          <table:table-cell office:value-type="date" office:date-value="2022-03-03">
            <text:p>03/03/22</text:p>
          </table:table-cell>
          <table:table-cell office:value-type="float" office:value="4">
            <text:p>4</text:p>
          </table:table-cell>
          <table:table-cell office:value-type="string">
            <text:p>Investigación</text:p>
          </table:table-cell>
          <table:table-cell office:value-type="string">
            <text:p>Clusters</text:p>
          </table:table-cell>
          <table:table-cell office:value-type="string">
            <text:p>diversificacion de stoks</text:p>
          </table:table-cell>
          <table:table-cell table:number-columns-repeated="3"/>
        </table:table-row>
        <table:table-row table:style-name="ro2">
          <table:table-cell office:value-type="date" office:date-value="2022-03-07">
            <text:p>07/03/22</text:p>
          </table:table-cell>
          <table:table-cell office:value-type="float" office:value="3">
            <text:p>3</text:p>
          </table:table-cell>
          <table:table-cell office:value-type="string">
            <text:p>Investigación</text:p>
          </table:table-cell>
          <table:table-cell office:value-type="string">
            <text:p>Clusters</text:p>
          </table:table-cell>
          <table:table-cell office:value-type="string">
            <text:p>clusters en grafos</text:p>
          </table:table-cell>
          <table:table-cell table:number-columns-repeated="3"/>
        </table:table-row>
        <table:table-row table:style-name="ro2">
          <table:table-cell office:value-type="date" office:date-value="2022-03-08">
            <text:p>08/03/22</text:p>
          </table:table-cell>
          <table:table-cell office:value-type="float" office:value="10">
            <text:p>10</text:p>
          </table:table-cell>
          <table:table-cell office:value-type="string">
            <text:p>Programación</text:p>
          </table:table-cell>
          <table:table-cell office:value-type="string">
            <text:p>Clusters</text:p>
          </table:table-cell>
          <table:table-cell office:value-type="string">
            <text:p>Probar los metodos de clusters en la libreria networkx</text:p>
          </table:table-cell>
          <table:table-cell table:number-columns-repeated="3"/>
        </table:table-row>
        <table:table-row table:style-name="ro2">
          <table:table-cell office:value-type="date" office:date-value="2022-03-09">
            <text:p>09/03/22</text:p>
          </table:table-cell>
          <table:table-cell office:value-type="float" office:value="6">
            <text:p>6</text:p>
          </table:table-cell>
          <table:table-cell office:value-type="string">
            <text:p>Organización</text:p>
          </table:table-cell>
          <table:table-cell office:value-type="string">
            <text:p>Tests</text:p>
          </table:table-cell>
          <table:table-cell office:value-type="string">
            <text:p>Implementado entorno de tests dentro de spyder con plugin unittest</text:p>
          </table:table-cell>
          <table:table-cell table:number-columns-repeated="3"/>
        </table:table-row>
        <table:table-row table:style-name="ro2">
          <table:table-cell office:value-type="date" office:date-value="2022-03-09">
            <text:p>09/03/22</text:p>
          </table:table-cell>
          <table:table-cell office:value-type="float" office:value="6">
            <text:p>6</text:p>
          </table:table-cell>
          <table:table-cell office:value-type="string">
            <text:p>Programación</text:p>
          </table:table-cell>
          <table:table-cell office:value-type="string">
            <text:p>Tests</text:p>
          </table:table-cell>
          <table:table-cell office:value-type="string">
            <text:p>Implementacion tests Kmeans</text:p>
          </table:table-cell>
          <table:table-cell table:number-columns-repeated="3"/>
        </table:table-row>
        <table:table-row table:style-name="ro2">
          <table:table-cell office:value-type="date" office:date-value="2022-03-10">
            <text:p>10/03/22</text:p>
          </table:table-cell>
          <table:table-cell office:value-type="float" office:value="8">
            <text:p>8</text:p>
          </table:table-cell>
          <table:table-cell office:value-type="string">
            <text:p>Programación</text:p>
          </table:table-cell>
          <table:table-cell office:value-type="string">
            <text:p>Tests</text:p>
          </table:table-cell>
          <table:table-cell office:value-type="string">
            <text:p>Implementacion tests Waves and stocks</text:p>
          </table:table-cell>
          <table:table-cell table:number-columns-repeated="3"/>
        </table:table-row>
        <table:table-row table:style-name="ro2">
          <table:table-cell office:value-type="date" office:date-value="2022-03-11">
            <text:p>11/03/22</text:p>
          </table:table-cell>
          <table:table-cell office:value-type="float" office:value="9">
            <text:p>9</text:p>
          </table:table-cell>
          <table:table-cell office:value-type="string">
            <text:p>Programación</text:p>
          </table:table-cell>
          <table:table-cell office:value-type="string">
            <text:p>Tests</text:p>
          </table:table-cell>
          <table:table-cell office:value-type="string">
            <text:p>Implementacion tests Graphs and WavePrecision haciendo una coverage cercana al 100% para codgo utilizado</text:p>
          </table:table-cell>
          <table:table-cell table:number-columns-repeated="3"/>
        </table:table-row>
        <table:table-row table:style-name="ro2">
          <table:table-cell office:value-type="date" office:date-value="2022-03-12">
            <text:p>12/03/22</text:p>
          </table:table-cell>
          <table:table-cell office:value-type="float" office:value="4">
            <text:p>4</text:p>
          </table:table-cell>
          <table:table-cell office:value-type="string">
            <text:p>Programación</text:p>
          </table:table-cell>
          <table:table-cell office:value-type="string">
            <text:p>Grafo Close</text:p>
          </table:table-cell>
          <table:table-cell office:value-type="string">
            <text:p>Refactorizacion Grafo añadida herencia</text:p>
          </table:table-cell>
          <table:table-cell table:number-columns-repeated="3"/>
        </table:table-row>
        <table:table-row table:style-name="ro2">
          <table:table-cell office:value-type="date" office:date-value="2022-03-12">
            <text:p>12/03/22</text:p>
          </table:table-cell>
          <table:table-cell office:value-type="float" office:value="3">
            <text:p>3</text:p>
          </table:table-cell>
          <table:table-cell office:value-type="string">
            <text:p>Investigación</text:p>
          </table:table-cell>
          <table:table-cell office:value-type="string">
            <text:p>Clusters</text:p>
          </table:table-cell>
          <table:table-cell office:value-type="string">
            <text:p>Invetigar alternativas de clusterizacion</text:p>
          </table:table-cell>
          <table:table-cell table:number-columns-repeated="3"/>
        </table:table-row>
        <table:table-row table:style-name="ro2">
          <table:table-cell office:value-type="date" office:date-value="2022-03-13">
            <text:p>13/03/22</text:p>
          </table:table-cell>
          <table:table-cell office:value-type="float" office:value="10">
            <text:p>10</text:p>
          </table:table-cell>
          <table:table-cell office:value-type="string">
            <text:p>Memoria</text:p>
          </table:table-cell>
          <table:table-cell office:value-type="string">
            <text:p>K-mean</text:p>
          </table:table-cell>
          <table:table-cell office:value-type="string">
            <text:p>Explicado el proceso K-means y creado el pseudocodico del proceso</text:p>
          </table:table-cell>
          <table:table-cell table:number-columns-repeated="3"/>
        </table:table-row>
        <table:table-row table:style-name="ro2">
          <table:table-cell office:value-type="date" office:date-value="2022-03-14">
            <text:p>14/03/22</text:p>
          </table:table-cell>
          <table:table-cell office:value-type="float" office:value="3">
            <text:p>3</text:p>
          </table:table-cell>
          <table:table-cell office:value-type="string">
            <text:p>Fix</text:p>
          </table:table-cell>
          <table:table-cell office:value-type="string">
            <text:p>K-mean</text:p>
          </table:table-cell>
          <table:table-cell office:value-type="string">
            <text:p>Use magic functions to work with pseudodistances of waves</text:p>
          </table:table-cell>
          <table:table-cell table:number-columns-repeated="3"/>
        </table:table-row>
        <table:table-row table:style-name="ro2">
          <table:table-cell office:value-type="date" office:date-value="2022-03-14">
            <text:p>14/03/22</text:p>
          </table:table-cell>
          <table:table-cell office:value-type="float" office:value="9">
            <text:p>9</text:p>
          </table:table-cell>
          <table:table-cell office:value-type="string">
            <text:p>Programación</text:p>
          </table:table-cell>
          <table:table-cell office:value-type="string">
            <text:p>K-mean</text:p>
          </table:table-cell>
          <table:table-cell office:value-type="string">
            <text:p>Implementacion kmeans by course, posiblemente mejor que la distancia generica</text:p>
          </table:table-cell>
          <table:table-cell table:number-columns-repeated="3"/>
        </table:table-row>
        <table:table-row table:style-name="ro2">
          <table:table-cell office:value-type="date" office:date-value="2022-03-15">
            <text:p>15/03/22</text:p>
          </table:table-cell>
          <table:table-cell office:value-type="float" office:value="4">
            <text:p>4</text:p>
          </table:table-cell>
          <table:table-cell office:value-type="string">
            <text:p>Programación</text:p>
          </table:table-cell>
          <table:table-cell office:value-type="string">
            <text:p>K-mean</text:p>
          </table:table-cell>
          <table:table-cell office:value-type="string">
            <text:p>Implementacion kmeans by course con valor, posiblemente mejor que la distancia generica</text:p>
          </table:table-cell>
          <table:table-cell table:number-columns-repeated="3"/>
        </table:table-row>
        <table:table-row table:style-name="ro2">
          <table:table-cell office:value-type="date" office:date-value="2022-03-15">
            <text:p>15/03/22</text:p>
          </table:table-cell>
          <table:table-cell office:value-type="float" office:value="4">
            <text:p>4</text:p>
          </table:table-cell>
          <table:table-cell office:value-type="string">
            <text:p>Investigación</text:p>
          </table:table-cell>
          <table:table-cell office:value-type="string">
            <text:p>Volatilidad</text:p>
          </table:table-cell>
          <table:table-cell office:value-type="string">
            <text:p>Una vez sacado el grafo del kmeans y los clusters, elegir un elemento de cada cluster buscando el que tenga menos volatilidad Def: <text:a xlink:href="https://www.investopedia.com/terms/v/volatility.asp">https://www.investopedia.com/terms/v/volatility.asp</text:a></text:p>
          </table:table-cell>
          <table:table-cell table:number-columns-repeated="3"/>
        </table:table-row>
        <table:table-row table:style-name="ro2">
          <table:table-cell office:value-type="date" office:date-value="2022-03-15">
            <text:p>15/03/22</text:p>
          </table:table-cell>
          <table:table-cell office:value-type="float" office:value="2">
            <text:p>2</text:p>
          </table:table-cell>
          <table:table-cell office:value-type="string">
            <text:p>Investigación</text:p>
          </table:table-cell>
          <table:table-cell office:value-type="string">
            <text:p>K-mean</text:p>
          </table:table-cell>
          <table:table-cell office:value-type="string">
            <text:p>Paper K-mean sobre grafos como posible clusterizacion <text:a xlink:href="https://repositorio.uniandes.edu.co/bitstream/handle/1992/18461/u721646.pdf?sequence=1">https://repositorio.uniandes.edu.co/bitstream/handle/1992/18461/u721646.pdf?sequence=1</text:a></text:p>
          </table:table-cell>
          <table:table-cell table:number-columns-repeated="3"/>
        </table:table-row>
        <table:table-row table:style-name="ro2">
          <table:table-cell office:value-type="date" office:date-value="2022-03-16">
            <text:p>16/03/22</text:p>
          </table:table-cell>
          <table:table-cell office:value-type="float" office:value="4">
            <text:p>4</text:p>
          </table:table-cell>
          <table:table-cell office:value-type="string">
            <text:p>Programación</text:p>
          </table:table-cell>
          <table:table-cell office:value-type="string">
            <text:p>Volatilidad</text:p>
          </table:table-cell>
          <table:table-cell office:value-type="string">
            <text:p>Programadas varios tipos de volatilidad</text:p>
          </table:table-cell>
          <table:table-cell table:number-columns-repeated="3"/>
        </table:table-row>
        <table:table-row table:style-name="ro2">
          <table:table-cell office:value-type="date" office:date-value="2022-03-16">
            <text:p>16/03/22</text:p>
          </table:table-cell>
          <table:table-cell office:value-type="float" office:value="2">
            <text:p>2</text:p>
          </table:table-cell>
          <table:table-cell office:value-type="string">
            <text:p>Investigación</text:p>
          </table:table-cell>
          <table:table-cell office:value-type="string">
            <text:p>Volatilidad</text:p>
          </table:table-cell>
          <table:table-cell office:value-type="string">
            <text:p>Ahondar en la volatilidad maxima diaria (High,Low) y programarla en pyton</text:p>
          </table:table-cell>
          <table:table-cell table:number-columns-repeated="3"/>
        </table:table-row>
        <table:table-row table:style-name="ro2">
          <table:table-cell office:value-type="date" office:date-value="2022-03-17">
            <text:p>17/03/22</text:p>
          </table:table-cell>
          <table:table-cell office:value-type="float" office:value="2">
            <text:p>2</text:p>
          </table:table-cell>
          <table:table-cell office:value-type="string">
            <text:p>Investigación</text:p>
          </table:table-cell>
          <table:table-cell office:value-type="string">
            <text:p>Estructura</text:p>
          </table:table-cell>
          <table:table-cell office:value-type="string">
            <text:p>python object oriented vs procedural</text:p>
          </table:table-cell>
          <table:table-cell table:number-columns-repeated="3"/>
        </table:table-row>
        <table:table-row table:style-name="ro2">
          <table:table-cell office:value-type="date" office:date-value="2022-03-17">
            <text:p>17/03/22</text:p>
          </table:table-cell>
          <table:table-cell office:value-type="float" office:value="5">
            <text:p>5</text:p>
          </table:table-cell>
          <table:table-cell office:value-type="string">
            <text:p>Programación</text:p>
          </table:table-cell>
          <table:table-cell office:value-type="string">
            <text:p>Clusters</text:p>
          </table:table-cell>
          <table:table-cell office:value-type="string">
            <text:p>Añadida la clase que divide el closenesGraph en clusters y elige en cada cluster la acción con menos volatilidad</text:p>
          </table:table-cell>
          <table:table-cell table:number-columns-repeated="3"/>
        </table:table-row>
        <table:table-row table:style-name="ro2">
          <table:table-cell office:value-type="date" office:date-value="2022-03-17">
            <text:p>17/03/22</text:p>
          </table:table-cell>
          <table:table-cell office:value-type="float" office:value="2">
            <text:p>2</text:p>
          </table:table-cell>
          <table:table-cell office:value-type="string">
            <text:p>Fix</text:p>
          </table:table-cell>
          <table:table-cell office:value-type="string">
            <text:p>Grafo Close</text:p>
          </table:table-cell>
          <table:table-cell office:value-type="string">
            <text:p>Problema al tener como nodos de un grafo objetos, por ahora solucionado con un objeto auxiliar al que se accede cuando se necesita informacion del objeto, posibles mejoras(cambiar el objeto auxiliar de lista a dicionario / probar a que los nodos sean dicionarios (dataName:object))</text:p>
          </table:table-cell>
          <table:table-cell office:value-type="string">
            <text:p><text:a xlink:href="https://stackoverflow.com/questions/48543460/how-to-use-user-defined-class-object-as-a-networkx-node">https://stackoverflow.com/questions/48543460/how-to-use-user-defined-class-object-as-a-networkx-node</text:a></text:p>
          </table:table-cell>
          <table:table-cell table:number-columns-repeated="2"/>
        </table:table-row>
        <table:table-row table:style-name="ro2">
          <table:table-cell office:value-type="date" office:date-value="2022-03-18">
            <text:p>18/03/22</text:p>
          </table:table-cell>
          <table:table-cell office:value-type="float" office:value="3">
            <text:p>3</text:p>
          </table:table-cell>
          <table:table-cell office:value-type="string">
            <text:p>Organización</text:p>
          </table:table-cell>
          <table:table-cell office:value-type="string">
            <text:p>Refactorizar</text:p>
          </table:table-cell>
          <table:table-cell office:value-type="string">
            <text:p>Poner el objeto como atributo 'data' del nodo funciona y evita la busqueda del objeto</text:p>
          </table:table-cell>
          <table:table-cell office:value-type="string">
            <text:p><text:a xlink:href="https://stackoverflow.com/questions/48543460/how-to-use-user-defined-class-object-as-a-networkx-node">https://stackoverflow.com/questions/48543460/how-to-use-user-defined-class-object-as-a-networkx-node</text:a></text:p>
          </table:table-cell>
          <table:table-cell table:number-columns-repeated="2"/>
        </table:table-row>
        <table:table-row table:style-name="ro2">
          <table:table-cell office:value-type="date" office:date-value="2022-03-18">
            <text:p>18/03/22</text:p>
          </table:table-cell>
          <table:table-cell office:value-type="float" office:value="1">
            <text:p>1</text:p>
          </table:table-cell>
          <table:table-cell office:value-type="string">
            <text:p>Investigación</text:p>
          </table:table-cell>
          <table:table-cell office:value-type="string">
            <text:p>Volatilidad</text:p>
          </table:table-cell>
          <table:table-cell office:value-type="string">
            <text:p>Si queremos minimizar el riesgo lo mejor es utilizar la volatilidad maxima que se consegue con una combinacion de high and lows diarios</text:p>
          </table:table-cell>
          <table:table-cell table:number-columns-repeated="3"/>
        </table:table-row>
        <table:table-row table:style-name="ro2">
          <table:table-cell office:value-type="date" office:date-value="2022-03-18">
            <text:p>18/03/22</text:p>
          </table:table-cell>
          <table:table-cell office:value-type="float" office:value="2">
            <text:p>2</text:p>
          </table:table-cell>
          <table:table-cell office:value-type="string">
            <text:p>Programación</text:p>
          </table:table-cell>
          <table:table-cell office:value-type="string">
            <text:p>Volatilidad</text:p>
          </table:table-cell>
          <table:table-cell office:value-type="string">
            <text:p>Crar plot para ver el valor high y low de un stock</text:p>
          </table:table-cell>
          <table:table-cell table:number-columns-repeated="3"/>
        </table:table-row>
        <table:table-row table:style-name="ro2">
          <table:table-cell office:value-type="date" office:date-value="2022-03-19">
            <text:p>19/03/22</text:p>
          </table:table-cell>
          <table:table-cell office:value-type="float" office:value="1">
            <text:p>1</text:p>
          </table:table-cell>
          <table:table-cell office:value-type="string">
            <text:p>Organización</text:p>
          </table:table-cell>
          <table:table-cell office:value-type="string">
            <text:p>Tests</text:p>
          </table:table-cell>
          <table:table-cell office:value-type="string">
            <text:p>Añadida anotacion para evitar la ejecucion de determinados tests</text:p>
          </table:table-cell>
          <table:table-cell table:number-columns-repeated="3"/>
        </table:table-row>
        <table:table-row table:style-name="ro2">
          <table:table-cell office:value-type="date" office:date-value="2022-03-19">
            <text:p>19/03/22</text:p>
          </table:table-cell>
          <table:table-cell office:value-type="float" office:value="1">
            <text:p>1</text:p>
          </table:table-cell>
          <table:table-cell office:value-type="string">
            <text:p>Programación</text:p>
          </table:table-cell>
          <table:table-cell office:value-type="string">
            <text:p>Tests</text:p>
          </table:table-cell>
          <table:table-cell office:value-type="string">
            <text:p>Añadido test con plots utiles</text:p>
          </table:table-cell>
          <table:table-cell table:number-columns-repeated="3"/>
        </table:table-row>
        <table:table-row table:style-name="ro2">
          <table:table-cell office:value-type="date" office:date-value="2022-03-19">
            <text:p>19/03/22</text:p>
          </table:table-cell>
          <table:table-cell office:value-type="float" office:value="2">
            <text:p>2</text:p>
          </table:table-cell>
          <table:table-cell office:value-type="string">
            <text:p>Investigación</text:p>
          </table:table-cell>
          <table:table-cell office:value-type="string">
            <text:p>Refactorizar</text:p>
          </table:table-cell>
          <table:table-cell office:value-type="string">
            <text:p>Pasar funciones como parametros de otras funciones (finalidad es poder utilizar varias implementaciones de kmeans sin tener que duplicar todo el codigo que las usa)</text:p>
          </table:table-cell>
          <table:table-cell table:number-columns-repeated="3"/>
        </table:table-row>
        <table:table-row table:style-name="ro2">
          <table:table-cell office:value-type="date" office:date-value="2022-03-20">
            <text:p>20/03/22</text:p>
          </table:table-cell>
          <table:table-cell office:value-type="float" office:value="2">
            <text:p>2</text:p>
          </table:table-cell>
          <table:table-cell office:value-type="string">
            <text:p>Investigación</text:p>
          </table:table-cell>
          <table:table-cell office:value-type="string">
            <text:p>Optimización</text:p>
          </table:table-cell>
          <table:table-cell office:value-type="string">
            <text:p>Investigada la opcion run profiler de spyder y como utilizarla</text:p>
          </table:table-cell>
          <table:table-cell table:number-columns-repeated="3"/>
        </table:table-row>
        <table:table-row table:style-name="ro2">
          <table:table-cell office:value-type="date" office:date-value="2022-03-20">
            <text:p>20/03/22</text:p>
          </table:table-cell>
          <table:table-cell office:value-type="float" office:value="2">
            <text:p>2</text:p>
          </table:table-cell>
          <table:table-cell office:value-type="string">
            <text:p>Programación</text:p>
          </table:table-cell>
          <table:table-cell office:value-type="string">
            <text:p>Tests</text:p>
          </table:table-cell>
          <table:table-cell office:value-type="string">
            <text:p>Añadido test con todos los plots utiles</text:p>
          </table:table-cell>
          <table:table-cell table:number-columns-repeated="3"/>
        </table:table-row>
        <table:table-row table:style-name="ro2">
          <table:table-cell office:value-type="date" office:date-value="2022-03-20">
            <text:p>20/03/22</text:p>
          </table:table-cell>
          <table:table-cell office:value-type="float" office:value="5">
            <text:p>5</text:p>
          </table:table-cell>
          <table:table-cell office:value-type="string">
            <text:p>Programación</text:p>
          </table:table-cell>
          <table:table-cell office:value-type="string">
            <text:p>Refactorizar</text:p>
          </table:table-cell>
          <table:table-cell office:value-type="string">
            <text:p>Pasadas funciones como parametros y utilizado en test_plots para comprobar que funcione (ahora se pasa tanto el objeto como el metodo, es posible que se pueda refactorizar para que los metodos de kmeans sean mas genericos y no haga falta pasar la instancia de kmeans utilizada)</text:p>
          </table:table-cell>
          <table:table-cell table:number-columns-repeated="3"/>
        </table:table-row>
        <table:table-row table:style-name="ro2">
          <table:table-cell office:value-type="date" office:date-value="2022-03-21">
            <text:p>21/03/22</text:p>
          </table:table-cell>
          <table:table-cell office:value-type="float" office:value="6">
            <text:p>6</text:p>
          </table:table-cell>
          <table:table-cell office:value-type="string">
            <text:p>Programación</text:p>
          </table:table-cell>
          <table:table-cell office:value-type="string">
            <text:p>Tests</text:p>
          </table:table-cell>
          <table:table-cell office:value-type="string">
            <text:p>Añadido test de kmeans, ha habido problemas con la organizacion de subplots dentro de funciones distintas</text:p>
          </table:table-cell>
          <table:table-cell table:number-columns-repeated="3"/>
        </table:table-row>
        <table:table-row table:style-name="ro2">
          <table:table-cell office:value-type="date" office:date-value="2022-03-21">
            <text:p>21/03/22</text:p>
          </table:table-cell>
          <table:table-cell office:value-type="float" office:value="2">
            <text:p>2</text:p>
          </table:table-cell>
          <table:table-cell office:value-type="string">
            <text:p>Fix</text:p>
          </table:table-cell>
          <table:table-cell office:value-type="string">
            <text:p>Parameter func</text:p>
          </table:table-cell>
          <table:table-cell office:value-type="string">
            <text:p>Fix WavePrecisions class ...</text:p>
          </table:table-cell>
          <table:table-cell table:number-columns-repeated="3"/>
        </table:table-row>
        <table:table-row table:style-name="ro2">
          <table:table-cell office:value-type="date" office:date-value="2022-03-22">
            <text:p>22/03/22</text:p>
          </table:table-cell>
          <table:table-cell office:value-type="float" office:value="8">
            <text:p>8</text:p>
          </table:table-cell>
          <table:table-cell office:value-type="string">
            <text:p>Programación</text:p>
          </table:table-cell>
          <table:table-cell office:value-type="string">
            <text:p>Resultados</text:p>
          </table:table-cell>
          <table:table-cell office:value-type="string">
            <text:p>Creada clase CalculateGains que nos da el valor de la inversion dependiendo de nuestra entrada</text:p>
          </table:table-cell>
          <table:table-cell table:number-columns-repeated="3"/>
        </table:table-row>
        <table:table-row table:style-name="ro2">
          <table:table-cell office:value-type="date" office:date-value="2022-03-22">
            <text:p>22/03/22</text:p>
          </table:table-cell>
          <table:table-cell office:value-type="float" office:value="2">
            <text:p>2</text:p>
          </table:table-cell>
          <table:table-cell office:value-type="string">
            <text:p>Programación</text:p>
          </table:table-cell>
          <table:table-cell office:value-type="string">
            <text:p>Tests</text:p>
          </table:table-cell>
          <table:table-cell office:value-type="string">
            <text:p>Test de <text:s/>CalculateGains</text:p>
          </table:table-cell>
          <table:table-cell table:number-columns-repeated="3"/>
        </table:table-row>
        <table:table-row table:style-name="ro2">
          <table:table-cell office:value-type="date" office:date-value="2022-03-22">
            <text:p>22/03/22</text:p>
          </table:table-cell>
          <table:table-cell office:value-type="float" office:value="3">
            <text:p>3</text:p>
          </table:table-cell>
          <table:table-cell office:value-type="string">
            <text:p>Programación</text:p>
          </table:table-cell>
          <table:table-cell office:value-type="string">
            <text:p>Resultados</text:p>
          </table:table-cell>
          <table:table-cell office:value-type="string">
            <text:p>Comparados los resultados obtenidos en los clusters con datos actualizados para ver como se comportan las prediciones con datos fuera de la muesta</text:p>
          </table:table-cell>
          <table:table-cell table:number-columns-repeated="3"/>
        </table:table-row>
        <table:table-row table:style-name="ro2">
          <table:table-cell office:value-type="date" office:date-value="2022-03-23">
            <text:p>23/03/22</text:p>
          </table:table-cell>
          <table:table-cell office:value-type="float" office:value="8">
            <text:p>8</text:p>
          </table:table-cell>
          <table:table-cell office:value-type="string">
            <text:p>Programación</text:p>
          </table:table-cell>
          <table:table-cell office:value-type="string">
            <text:p>KmeansGraph</text:p>
          </table:table-cell>
          <table:table-cell office:value-type="string">
            <text:p>Implementada Kmeans sobre grafo ( por ahora solo hace un ciclo) para clusterizar el closenesGraph en vez de GirvanNewman</text:p>
          </table:table-cell>
          <table:table-cell table:number-columns-repeated="3"/>
        </table:table-row>
        <table:table-row table:style-name="ro2">
          <table:table-cell office:value-type="date" office:date-value="2022-03-24">
            <text:p>24/03/22</text:p>
          </table:table-cell>
          <table:table-cell office:value-type="float" office:value="4">
            <text:p>4</text:p>
          </table:table-cell>
          <table:table-cell office:value-type="string">
            <text:p>Programación</text:p>
          </table:table-cell>
          <table:table-cell office:value-type="string">
            <text:p>KmeansGraph</text:p>
          </table:table-cell>
          <table:table-cell office:value-type="string">
            <text:p>Implementada el recalculo de los centroides buscando el nodo con mayor centralidad del subgrafo</text:p>
          </table:table-cell>
          <table:table-cell table:number-columns-repeated="3"/>
        </table:table-row>
        <table:table-row table:style-name="ro2">
          <table:table-cell office:value-type="date" office:date-value="2022-03-25">
            <text:p>25/03/22</text:p>
          </table:table-cell>
          <table:table-cell office:value-type="float" office:value="4">
            <text:p>4</text:p>
          </table:table-cell>
          <table:table-cell office:value-type="string">
            <text:p>Fix</text:p>
          </table:table-cell>
          <table:table-cell office:value-type="string">
            <text:p>Refactorizar</text:p>
          </table:table-cell>
          <table:table-cell office:value-type="string">
            <text:p>Separacion de opciones en distintas funciones causo problemas</text:p>
          </table:table-cell>
          <table:table-cell table:number-columns-repeated="3"/>
        </table:table-row>
        <table:table-row table:style-name="ro2">
          <table:table-cell office:value-type="date" office:date-value="2022-03-25">
            <text:p>25/03/22</text:p>
          </table:table-cell>
          <table:table-cell office:value-type="float" office:value="2">
            <text:p>2</text:p>
          </table:table-cell>
          <table:table-cell office:value-type="string">
            <text:p>Programación</text:p>
          </table:table-cell>
          <table:table-cell office:value-type="string">
            <text:p>Plots</text:p>
          </table:table-cell>
          <table:table-cell office:value-type="string">
            <text:p>Pots del valor obtenido segun cada proceso</text:p>
          </table:table-cell>
          <table:table-cell table:number-columns-repeated="3"/>
        </table:table-row>
        <table:table-row table:style-name="ro2">
          <table:table-cell office:value-type="date" office:date-value="2022-03-26">
            <text:p>26/03/22</text:p>
          </table:table-cell>
          <table:table-cell office:value-type="float" office:value="8">
            <text:p>8</text:p>
          </table:table-cell>
          <table:table-cell office:value-type="string">
            <text:p>Programación</text:p>
          </table:table-cell>
          <table:table-cell office:value-type="string">
            <text:p>Visibility Graph</text:p>
          </table:table-cell>
          <table:table-cell office:value-type="string">
            <text:p>Añadidos los resultados de selecion por grafo de visibilidad</text:p>
          </table:table-cell>
          <table:table-cell table:number-columns-repeated="3"/>
        </table:table-row>
        <table:table-row table:style-name="ro2">
          <table:table-cell office:value-type="date" office:date-value="2022-03-27">
            <text:p>27/03/22</text:p>
          </table:table-cell>
          <table:table-cell office:value-type="float" office:value="4">
            <text:p>4</text:p>
          </table:table-cell>
          <table:table-cell office:value-type="string">
            <text:p>Programación</text:p>
          </table:table-cell>
          <table:table-cell office:value-type="string">
            <text:p>Refactorizar</text:p>
          </table:table-cell>
          <table:table-cell office:value-type="string">
            <text:p>Created ValueResult to dump all the code of the script and now the script only execute de ValueResult object</text:p>
          </table:table-cell>
          <table:table-cell table:number-columns-repeated="3"/>
        </table:table-row>
        <table:table-row table:style-name="ro2">
          <table:table-cell office:value-type="date" office:date-value="2022-03-27">
            <text:p>27/03/22</text:p>
          </table:table-cell>
          <table:table-cell office:value-type="float" office:value="4">
            <text:p>4</text:p>
          </table:table-cell>
          <table:table-cell office:value-type="string">
            <text:p>Investigación</text:p>
          </table:table-cell>
          <table:table-cell office:value-type="string">
            <text:p>Input</text:p>
          </table:table-cell>
          <table:table-cell office:value-type="string">
            <text:p>Buscar más nombres de stocks para hacer pruebas</text:p>
          </table:table-cell>
          <table:table-cell table:number-columns-repeated="3"/>
        </table:table-row>
        <table:table-row table:style-name="ro2">
          <table:table-cell office:value-type="date" office:date-value="2022-03-28">
            <text:p>28/03/22</text:p>
          </table:table-cell>
          <table:table-cell office:value-type="float" office:value="6">
            <text:p>6</text:p>
          </table:table-cell>
          <table:table-cell office:value-type="string">
            <text:p>Fix</text:p>
          </table:table-cell>
          <table:table-cell office:value-type="string">
            <text:p>KmeansGraph</text:p>
          </table:table-cell>
          <table:table-cell office:value-type="string">
            <text:p>La clusterizacion dejaba centroides de 1 cluster dentro de otro en casos determinados</text:p>
          </table:table-cell>
          <table:table-cell table:number-columns-repeated="3"/>
        </table:table-row>
        <table:table-row table:style-name="ro2">
          <table:table-cell office:value-type="date" office:date-value="2022-03-28">
            <text:p>28/03/22</text:p>
          </table:table-cell>
          <table:table-cell office:value-type="float" office:value="2">
            <text:p>2</text:p>
          </table:table-cell>
          <table:table-cell office:value-type="string">
            <text:p>Programación</text:p>
          </table:table-cell>
          <table:table-cell office:value-type="string">
            <text:p>Input</text:p>
          </table:table-cell>
          <table:table-cell office:value-type="string">
            <text:p>Ahora se pude especificar la franja temporal de la cual se quieren los datos</text:p>
          </table:table-cell>
          <table:table-cell table:number-columns-repeated="3"/>
        </table:table-row>
        <table:table-row table:style-name="ro2">
          <table:table-cell office:value-type="date" office:date-value="2022-03-29">
            <text:p>29/03/22</text:p>
          </table:table-cell>
          <table:table-cell office:value-type="float" office:value="4">
            <text:p>4</text:p>
          </table:table-cell>
          <table:table-cell office:value-type="string">
            <text:p>Programación</text:p>
          </table:table-cell>
          <table:table-cell office:value-type="string">
            <text:p>Resultados</text:p>
          </table:table-cell>
          <table:table-cell office:value-type="string">
            <text:p>Añadida la simlacion eligiendo ondas aleatorias, arreglo plots (invertido el plot de resultados)</text:p>
          </table:table-cell>
          <table:table-cell table:number-columns-repeated="3"/>
        </table:table-row>
        <table:table-row table:style-name="ro2">
          <table:table-cell office:value-type="date" office:date-value="2022-03-29">
            <text:p>29/03/22</text:p>
          </table:table-cell>
          <table:table-cell office:value-type="float" office:value="2">
            <text:p>2</text:p>
          </table:table-cell>
          <table:table-cell office:value-type="string">
            <text:p>Fix</text:p>
          </table:table-cell>
          <table:table-cell office:value-type="string">
            <text:p>Resultados</text:p>
          </table:table-cell>
          <table:table-cell office:value-type="string">
            <text:p>La comparacion con los datos actualizados daba valores que no se correspondian a los valores input en su franja temporal</text:p>
          </table:table-cell>
          <table:table-cell table:number-columns-repeated="3"/>
        </table:table-row>
        <table:table-row table:style-name="ro2" table:number-rows-repeated="31">
          <table:table-cell table:style-name="ce1"/>
          <table:table-cell table:number-columns-repeated="7"/>
        </table:table-row>
        <table:table-row table:style-name="ro1" table:number-rows-repeated="3">
          <table:table-cell table:style-name="Default" table:number-columns-repeated="4"/>
          <table:table-cell table:number-columns-repeated="4"/>
        </table:table-row>
        <table:table-row table:style-name="ro1">
          <table:table-cell table:style-name="Default"/>
          <table:table-cell/>
          <table:table-cell table:style-name="Default"/>
          <table:table-cell table:style-name="Default" table:formula="of:=SUM([.B50:.B900])" office:value-type="float" office:value="190">
            <text:p>190</text:p>
          </table:table-cell>
          <table:table-cell table:number-columns-repeated="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3-30">30/03/2022</text:date>, <text:time>00:39: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6DT20H33M6S</meta:editing-duration>
    <meta:editing-cycles>72</meta:editing-cycles>
    <meta:generator>OpenOffice/4.1.3$Win32 OpenOffice.org_project/413m1$Build-9783</meta:generator>
    <dc:date>2022-03-30T00:39:32.63</dc:date>
    <meta:document-statistic meta:table-count="1" meta:cell-count="476" meta:object-count="0"/>
    <meta:user-defined meta:name="Info 1"/>
    <meta:user-defined meta:name="Info 2"/>
    <meta:user-defined meta:name="Info 3"/>
    <meta:user-defined meta:name="Info 4"/>
  </office:meta>
</office:document-meta>
</file>